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P1" style:family="paragraph" style:parent-style-name="Standard">
      <style:text-properties officeooo:rsid="00086c73" officeooo:paragraph-rsid="00086c73"/>
    </style:style>
    <style:style style:name="P2" style:family="paragraph" style:parent-style-name="Standard">
      <style:text-properties officeooo:rsid="00087e86" officeooo:paragraph-rsid="00087e86"/>
    </style:style>
    <style:style style:name="P3" style:family="paragraph" style:parent-style-name="Standard">
      <style:text-properties officeooo:rsid="00093006" officeooo:paragraph-rsid="00093006"/>
    </style:style>
    <style:style style:name="P4" style:family="paragraph" style:parent-style-name="Standard">
      <style:text-properties officeooo:rsid="000b1891" officeooo:paragraph-rsid="000b1891"/>
    </style:style>
    <style:style style:name="P5" style:family="paragraph" style:parent-style-name="Standard">
      <style:text-properties officeooo:rsid="000b3c60" officeooo:paragraph-rsid="000b3c60"/>
    </style:style>
    <style:style style:name="P6" style:family="paragraph" style:parent-style-name="Standard">
      <style:text-properties officeooo:rsid="000e4012" officeooo:paragraph-rsid="000e4012"/>
    </style:style>
    <style:style style:name="P7" style:family="paragraph" style:parent-style-name="Standard">
      <style:text-properties officeooo:rsid="00093006" officeooo:paragraph-rsid="00093006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4239" officeooo:paragraph-rsid="00104239" style:font-weight-asian="bold" style:font-weight-complex="bold"/>
    </style:style>
    <style:style style:name="P9" style:family="paragraph" style:parent-style-name="Standard">
      <style:text-properties officeooo:rsid="00157fed" officeooo:paragraph-rsid="00157fed"/>
    </style:style>
    <style:style style:name="T1" style:family="text">
      <style:text-properties officeooo:rsid="0009f15d"/>
    </style:style>
    <style:style style:name="T2" style:family="text">
      <style:text-properties officeooo:rsid="000ae1a0"/>
    </style:style>
    <style:style style:name="T3" style:family="text">
      <style:text-properties officeooo:rsid="000d15e9"/>
    </style:style>
    <style:style style:name="T4" style:family="text">
      <style:text-properties officeooo:rsid="00104239"/>
    </style:style>
    <style:style style:name="T5" style:family="text">
      <style:text-properties officeooo:rsid="00123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mq pr JLD:</text:p>
      <text:p text:style-name="P1"/>
      <text:p text:style-name="P1">- osef maxfollowers non, quelle logique ?</text:p>
      <text:p text:style-name="P1"/>
      <text:p text:style-name="P1">- osef honorer enfqnts ? → si le status s'eleve ca suffit non / voire plus logique ?</text:p>
      <text:p text:style-name="P1"/>
      <text:p text:style-name="P1"/>
      <text:p text:style-name="P6">Should self.SelfSacrifice be reset each year?</text:p>
      <text:p text:style-name="P1"/>
      <text:p text:style-name="P1"/>
      <text:p text:style-name="P2">Wtf patriotism = choice ???</text:p>
      <text:p text:style-name="P2"/>
      <text:p text:style-name="P2">+ two strategies ?</text:p>
      <text:p text:style-name="P2"/>
      <text:p text:style-name="P2"/>
      <text:p text:style-name="P3">Cost of honoring = ?? (in notes : se reveler =&gt;... ---<text:span text:style-name="T1">&gt; suppose choix no n? Pas compris)</text:span></text:p>
      <text:p text:style-name="P3"/>
      <text:p text:style-name="P3"/>
      <text:p text:style-name="P3"/>
      <text:p text:style-name="P8">Pourquoi les non-patriotes veulent-ils des amis ?????? ---&gt; rien a gagner</text:p>
      <text:p text:style-name="P8"><text:tab/>- <text:span text:style-name="T5">need corr (q, c)</text:span></text:p>
      <text:p text:style-name="P9">===&gt; + <text:s/>benef different selon amitie?</text:p>
      <text:p text:style-name="P3"/>
      <text:p text:style-name="P3"/>
      <text:p text:style-name="P3"><text:line-break/><text:span text:style-name="T2">Cost of betrayal = enough non ? (being vouched for)</text:span></text:p>
      <text:p text:style-name="P3"/>
      <text:p text:style-name="P3"/>
      <text:p text:style-name="P3"/>
      <text:p text:style-name="P4">Need benefits to having friends no ???? // <text:span text:style-name="T3">just to the best one ???</text:span></text:p>
      <text:p text:style-name="P4"/>
      <text:p text:style-name="P4"/>
      <text:p text:style-name="P5">def assessment(self):</text:p>
      <text:p text:style-name="P5"><text:tab/><text:tab/>" Social benefit from having friends "</text:p>
      <text:p text:style-name="P5"><text:tab/><text:tab/>self.Points -= Gbl.Param('SignallingCost') * self.Features['SignalInvestment'] / 100.0</text:p>
      <text:p text:style-name="P5"><text:tab/><text:tab/>if self.best_friend() is not None:</text:p>
      <text:p text:style-name="P5"><text:tab/><text:tab/><text:tab/>self.best_friend().Points += Gbl.Param('JoiningBonus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l </meta:initial-creator>
    <meta:creation-date>2019-01-29T20:27:21.730008297</meta:creation-date>
    <dc:date>2019-01-30T19:40:40.625106407</dc:date>
    <dc:creator>mml </dc:creator>
    <meta:editing-duration>PT1H23M57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133" meta:character-count="804" meta:non-whitespace-character-count="678"/>
  </office:meta>
</office:document-meta>
</file>